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12.68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15.739cm"/>
    </style:style>
    <style:style style:name="co7" style:family="table-column">
      <style:table-column-properties fo:break-before="auto" style:column-width="8.878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8pt" style:font-size-asian="28pt" style:font-size-complex="28pt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controller management</text:p>
          </table:table-cell>
          <table:table-cell/>
          <table:table-cell table:style-name="ce3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iste des exigences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</table:table>
      <table:table table:name="api_internal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table table:name="api_externa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exempl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picarto.ign.fr/api/codes-postaux/communes/" xlink:type="simple">https://apicarto.ign.fr/api/codes-postaux/communes/</text:a>{codePostal}</text:p>
          </table:table-cell>
          <table:table-cell/>
          <table:table-cell office:value-type="string" calcext:value-type="string">
            <text:p>suggestion communes</text:p>
          </table:table-cell>
          <table:table-cell/>
          <table:table-cell office:value-type="string" calcext:value-type="string">
            <text:p><text:a xlink:href="https://apicarto.ign.fr/api/codes-postaux/communes/29200" xlink:type="simple">https://apicarto.ign.fr/api/codes-postaux/communes/29200</text:a></text:p>
          </table:table-cell>
          <table:table-cell table:style-name="ce7" office:value-type="string" calcext:value-type="string">
            <text:p>[</text:p>
            <text:p>    {</text:p>
            <text:p>        "codePostal": "29200",</text:p>
            <text:p>        "codeCommune": "29019",</text:p>
            <text:p>        "nomCommune": "Brest",</text:p>
            <text:p>        "libelleAcheminement": "BREST"</text:p>
            <text:p>    }</text:p>
            <text:p>]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table table:name="poc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réalisation</text:p>
          </table:table-cell>
          <table:table-cell office:value-type="string" calcext:value-type="string">
            <text:p>tes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ormulaire commune avec autocomplétion</text:p>
          </table:table-cell>
          <table:table-cell office:value-type="string" calcext:value-type="string">
            <text:p>autocomplétion à a partir de 3 caractères</text:p>
            <text:p>10 suggestions max, par priorité : departement puis region</text:p>
            <text:p>Insensible casse et non alpha</text:p>
            <text:p/>
          </table:table-cell>
          <table:table-cell office:value-type="string" calcext:value-type="string">
            <text:p>front angular</text:p>
            <text:p>Back spring boot</text:p>
            <text:p>Db postgres</text:p>
          </table:table-cell>
          <table:table-cell office:value-type="string" calcext:value-type="string">
            <text:p>liste suggstions villes des &gt; 3 caracteres saisies</text:p>
            <text:p>Info ville selectinné</text:p>
            <text:p>Sauvegarde commune selectionné dans db lors validation appui bouton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ormulaire saisie localisation client et determination coordonnées gps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determination adresse client par positinnement marqueur sur carte osm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19:20:00.839000000</dc:date>
    <meta:editing-duration>PT1H5M55S</meta:editing-duration>
    <meta:editing-cycles>21</meta:editing-cycles>
    <meta:generator>LibreOffice/7.3.4.2$Windows_X86_64 LibreOffice_project/728fec16bd5f605073805c3c9e7c4212a0120dc5</meta:generator>
    <meta:document-statistic meta:table-count="4" meta:cell-count="123" meta:object-count="0"/>
  </office:meta>
</office:document-meta>
</file>